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und 3949 images belonging to 10 classes.</text:p>
      <text:p text:style-name="Standard">Found 618 images belonging to 10 classes.</text:p>
      <text:p text:style-name="Standard">Batch shape=(3949, 28, 28, 1), min=0.000, max=255.000</text:p>
      <text:p text:style-name="Standard"><text:s text:c="3"/></text:p>
      <text:p text:style-name="Standard">Batch shape=(618, 28, 28, 1), min=0.000, max=255.000</text:p>
      <text:p text:style-name="Standard">Train on 3554 samples, validate on 395 samples</text:p>
      <text:p text:style-name="Standard">Epoch 1/200</text:p>
      <text:p text:style-name="Standard">3554/3554 [==============================] - 0s 68us/step - loss: 2.1813 - accuracy: 0.2569 - val_loss: 2.0227 - val_accuracy: 0.3392</text:p>
      <text:p text:style-name="Standard">Epoch 2/200</text:p>
      <text:p text:style-name="Standard">3554/3554 [==============================] - 0s 34us/step - loss: 1.8844 - accuracy: 0.4021 - val_loss: 1.7085 - val_accuracy: 0.4759</text:p>
      <text:p text:style-name="Standard">Epoch 3/200</text:p>
      <text:p text:style-name="Standard">3554/3554 [==============================] - 0s 36us/step - loss: 1.5700 - accuracy: 0.5245 - val_loss: 1.4298 - val_accuracy: 0.5646</text:p>
      <text:p text:style-name="Standard">Epoch 4/200</text:p>
      <text:p text:style-name="Standard">3554/3554 [==============================] - 0s 27us/step - loss: 1.3265 - accuracy: 0.5903 - val_loss: 1.2543 - val_accuracy: 0.5190</text:p>
      <text:p text:style-name="Standard">Epoch 5/200</text:p>
      <text:p text:style-name="Standard">3554/3554 [==============================] - 0s 24us/step - loss: 1.1605 - accuracy: 0.5934 - val_loss: 1.1356 - val_accuracy: 0.5949</text:p>
      <text:p text:style-name="Standard">Epoch 6/200</text:p>
      <text:p text:style-name="Standard">3554/3554 [==============================] - 0s 23us/step - loss: 1.0400 - accuracy: 0.6168 - val_loss: 1.0216 - val_accuracy: 0.6101</text:p>
      <text:p text:style-name="Standard">Epoch 7/200</text:p>
      <text:p text:style-name="Standard">3554/3554 [==============================] - 0s 23us/step - loss: 0.9453 - accuracy: 0.6573 - val_loss: 0.9499 - val_accuracy: 0.6405</text:p>
      <text:p text:style-name="Standard">Epoch 8/200</text:p>
      <text:p text:style-name="Standard">3554/3554 [==============================] - 0s 23us/step - loss: 0.8740 - accuracy: 0.6835 - val_loss: 0.9076 - val_accuracy: 0.6354</text:p>
      <text:p text:style-name="Standard">Epoch 9/200</text:p>
      <text:p text:style-name="Standard">3554/3554 [==============================] - 0s 23us/step - loss: 0.8201 - accuracy: 0.6995 - val_loss: 0.8468 - val_accuracy: 0.6658</text:p>
      <text:p text:style-name="Standard">Epoch 10/200</text:p>
      <text:p text:style-name="Standard">3554/3554 [==============================] - 0s 22us/step - loss: 0.7826 - accuracy: 0.7034 - val_loss: 0.7931 - val_accuracy: 0.7089</text:p>
      <text:p text:style-name="Standard">Epoch 11/200</text:p>
      <text:p text:style-name="Standard">3554/3554 [==============================] - 0s 23us/step - loss: 0.7356 - accuracy: 0.7093 - val_loss: 0.7868 - val_accuracy: 0.6532</text:p>
      <text:p text:style-name="Standard">Epoch 12/200</text:p>
      <text:p text:style-name="Standard">3554/3554 [==============================] - 0s 24us/step - loss: 0.7114 - accuracy: 0.7282 - val_loss: 0.7506 - val_accuracy: 0.7392</text:p>
      <text:p text:style-name="Standard">Epoch 13/200</text:p>
      <text:p text:style-name="Standard">3554/3554 [==============================] - 0s 23us/step - loss: 0.6802 - accuracy: 0.7524 - val_loss: 0.7014 - val_accuracy: 0.7266</text:p>
      <text:p text:style-name="Standard">Epoch 14/200</text:p>
      <text:p text:style-name="Standard">3554/3554 [==============================] - 0s 19us/step - loss: 0.6414 - accuracy: 0.7710 - val_loss: 0.6811 - val_accuracy: 0.7392</text:p>
      <text:p text:style-name="Standard">Epoch 15/200</text:p>
      <text:p text:style-name="Standard">3554/3554 [==============================] - 0s 14us/step - loss: 0.6239 - accuracy: 0.7763 - val_loss: 0.6593 - val_accuracy: 0.7367</text:p>
      <text:p text:style-name="Standard">Epoch 16/200</text:p>
      <text:p text:style-name="Standard"><text:soft-page-break/>3554/3554 [==============================] - 0s 16us/step - loss: 0.6012 - accuracy: 0.7746 - val_loss: 0.6474 - val_accuracy: 0.7519</text:p>
      <text:p text:style-name="Standard">Epoch 17/200</text:p>
      <text:p text:style-name="Standard">3554/3554 [==============================] - 0s 15us/step - loss: 0.5931 - accuracy: 0.7718 - val_loss: 0.6507 - val_accuracy: 0.7367</text:p>
      <text:p text:style-name="Standard">Epoch 18/200</text:p>
      <text:p text:style-name="Standard">3554/3554 [==============================] - 0s 15us/step - loss: 0.5719 - accuracy: 0.7904 - val_loss: 0.6179 - val_accuracy: 0.7392</text:p>
      <text:p text:style-name="Standard">Epoch 19/200</text:p>
      <text:p text:style-name="Standard">3554/3554 [==============================] - 0s 15us/step - loss: 0.5493 - accuracy: 0.7907 - val_loss: 0.5912 - val_accuracy: 0.7570</text:p>
      <text:p text:style-name="Standard">Epoch 20/200</text:p>
      <text:p text:style-name="Standard">3554/3554 [==============================] - 0s 15us/step - loss: 0.5291 - accuracy: 0.8067 - val_loss: 0.5823 - val_accuracy: 0.7418</text:p>
      <text:p text:style-name="Standard">Epoch 21/200</text:p>
      <text:p text:style-name="Standard">3554/3554 [==============================] - 0s 15us/step - loss: 0.5101 - accuracy: 0.8182 - val_loss: 0.5664 - val_accuracy: 0.7671</text:p>
      <text:p text:style-name="Standard">Epoch 22/200</text:p>
      <text:p text:style-name="Standard">3554/3554 [==============================] - 0s 15us/step - loss: 0.4967 - accuracy: 0.8196 - val_loss: 0.5474 - val_accuracy: 0.7595</text:p>
      <text:p text:style-name="Standard">Epoch 23/200</text:p>
      <text:p text:style-name="Standard">3554/3554 [==============================] - 0s 15us/step - loss: 0.4850 - accuracy: 0.8182 - val_loss: 0.5306 - val_accuracy: 0.7797</text:p>
      <text:p text:style-name="Standard">Epoch 24/200</text:p>
      <text:p text:style-name="Standard">3554/3554 [==============================] - 0s 15us/step - loss: 0.4690 - accuracy: 0.8329 - val_loss: 0.5184 - val_accuracy: 0.7823</text:p>
      <text:p text:style-name="Standard">Epoch 25/200</text:p>
      <text:p text:style-name="Standard">3554/3554 [==============================] - 0s 15us/step - loss: 0.4548 - accuracy: 0.8379 - val_loss: 0.5117 - val_accuracy: 0.7848</text:p>
      <text:p text:style-name="Standard">Epoch 26/200</text:p>
      <text:p text:style-name="Standard">3554/3554 [==============================] - 0s 15us/step - loss: 0.4557 - accuracy: 0.8346 - val_loss: 0.5057 - val_accuracy: 0.7671</text:p>
      <text:p text:style-name="Standard">Epoch 27/200</text:p>
      <text:p text:style-name="Standard">3554/3554 [==============================] - 0s 14us/step - loss: 0.4421 - accuracy: 0.8450 - val_loss: 0.4935 - val_accuracy: 0.8000</text:p>
      <text:p text:style-name="Standard">Epoch 28/200</text:p>
      <text:p text:style-name="Standard">3554/3554 [==============================] - 0s 15us/step - loss: 0.4240 - accuracy: 0.8489 - val_loss: 0.4787 - val_accuracy: 0.8051</text:p>
      <text:p text:style-name="Standard">Epoch 29/200</text:p>
      <text:p text:style-name="Standard">3554/3554 [==============================] - 0s 15us/step - loss: 0.4152 - accuracy: 0.8430 - val_loss: 0.4692 - val_accuracy: 0.7975</text:p>
      <text:p text:style-name="Standard">Epoch 30/200</text:p>
      <text:p text:style-name="Standard">3554/3554 [==============================] - 0s 14us/step - loss: 0.4050 - accuracy: 0.8545 - val_loss: 0.4553 - val_accuracy: 0.8101</text:p>
      <text:p text:style-name="Standard">Epoch 31/200</text:p>
      <text:p text:style-name="Standard">3554/3554 [==============================] - 0s 14us/step - loss: 0.3990 - accuracy: 0.8559 - val_loss: 0.4511 - val_accuracy: 0.8000</text:p>
      <text:p text:style-name="Standard">Epoch 32/200</text:p>
      <text:p text:style-name="Standard">3554/3554 [==============================] - 0s 15us/step - loss: 0.4025 - accuracy: 0.8509 - val_loss: 0.4478 - val_accuracy: 0.8152</text:p>
      <text:p text:style-name="Standard">Epoch 33/200</text:p>
      <text:p text:style-name="Standard">3554/3554 [==============================] - 0s 14us/step - loss: 0.3816 - accuracy: <text:soft-page-break/>0.8610 - val_loss: 0.4282 - val_accuracy: 0.8127</text:p>
      <text:p text:style-name="Standard">Epoch 34/200</text:p>
      <text:p text:style-name="Standard">3554/3554 [==============================] - 0s 15us/step - loss: 0.3649 - accuracy: 0.8731 - val_loss: 0.4257 - val_accuracy: 0.8203</text:p>
      <text:p text:style-name="Standard">Epoch 35/200</text:p>
      <text:p text:style-name="Standard">3554/3554 [==============================] - 0s 14us/step - loss: 0.3621 - accuracy: 0.8678 - val_loss: 0.4231 - val_accuracy: 0.8228</text:p>
      <text:p text:style-name="Standard">Epoch 36/200</text:p>
      <text:p text:style-name="Standard">3554/3554 [==============================] - 0s 15us/step - loss: 0.3539 - accuracy: 0.8731 - val_loss: 0.4174 - val_accuracy: 0.8203</text:p>
      <text:p text:style-name="Standard">Epoch 37/200</text:p>
      <text:p text:style-name="Standard">3554/3554 [==============================] - 0s 15us/step - loss: 0.3455 - accuracy: 0.8810 - val_loss: 0.4072 - val_accuracy: 0.8203</text:p>
      <text:p text:style-name="Standard">Epoch 38/200</text:p>
      <text:p text:style-name="Standard">3554/3554 [==============================] - 0s 15us/step - loss: 0.3367 - accuracy: 0.8804 - val_loss: 0.3947 - val_accuracy: 0.8228</text:p>
      <text:p text:style-name="Standard">Epoch 39/200</text:p>
      <text:p text:style-name="Standard">3554/3554 [==============================] - 0s 14us/step - loss: 0.3280 - accuracy: 0.8818 - val_loss: 0.3785 - val_accuracy: 0.8405</text:p>
      <text:p text:style-name="Standard">Epoch 40/200</text:p>
      <text:p text:style-name="Standard">3554/3554 [==============================] - 0s 15us/step - loss: 0.3188 - accuracy: 0.8891 - val_loss: 0.3632 - val_accuracy: 0.8481</text:p>
      <text:p text:style-name="Standard">Epoch 41/200</text:p>
      <text:p text:style-name="Standard">3554/3554 [==============================] - 0s 14us/step - loss: 0.3153 - accuracy: 0.8905 - val_loss: 0.3755 - val_accuracy: 0.8354</text:p>
      <text:p text:style-name="Standard">Epoch 42/200</text:p>
      <text:p text:style-name="Standard">3554/3554 [==============================] - 0s 15us/step - loss: 0.3082 - accuracy: 0.8914 - val_loss: 0.3664 - val_accuracy: 0.8380</text:p>
      <text:p text:style-name="Standard">Epoch 43/200</text:p>
      <text:p text:style-name="Standard">3554/3554 [==============================] - 0s 15us/step - loss: 0.3000 - accuracy: 0.8970 - val_loss: 0.3483 - val_accuracy: 0.8608</text:p>
      <text:p text:style-name="Standard">Epoch 44/200</text:p>
      <text:p text:style-name="Standard">3554/3554 [==============================] - 0s 15us/step - loss: 0.2915 - accuracy: 0.8956 - val_loss: 0.3497 - val_accuracy: 0.8633</text:p>
      <text:p text:style-name="Standard">Epoch 45/200</text:p>
      <text:p text:style-name="Standard">3554/3554 [==============================] - 0s 14us/step - loss: 0.2935 - accuracy: 0.9001 - val_loss: 0.3361 - val_accuracy: 0.8633</text:p>
      <text:p text:style-name="Standard">Epoch 46/200</text:p>
      <text:p text:style-name="Standard">3554/3554 [==============================] - 0s 15us/step - loss: 0.2830 - accuracy: 0.8945 - val_loss: 0.3590 - val_accuracy: 0.8557</text:p>
      <text:p text:style-name="Standard">Epoch 47/200</text:p>
      <text:p text:style-name="Standard">3554/3554 [==============================] - 0s 14us/step - loss: 0.2825 - accuracy: 0.9029 - val_loss: 0.3253 - val_accuracy: 0.8810</text:p>
      <text:p text:style-name="Standard">Epoch 48/200</text:p>
      <text:p text:style-name="Standard">3554/3554 [==============================] - 0s 15us/step - loss: 0.2754 - accuracy: 0.8990 - val_loss: 0.3234 - val_accuracy: 0.8532</text:p>
      <text:p text:style-name="Standard">Epoch 49/200</text:p>
      <text:p text:style-name="Standard">3554/3554 [==============================] - 0s 14us/step - loss: 0.2689 - accuracy: 0.9038 - val_loss: 0.3247 - val_accuracy: 0.8785</text:p>
      <text:p text:style-name="Standard">Epoch 50/200</text:p>
      <text:p text:style-name="Standard">3554/3554 [==============================] - 0s 15us/step - loss: 0.2680 - accuracy: 0.9041 - val_loss: 0.3240 - val_accuracy: 0.8785</text:p>
      <text:p text:style-name="Standard"><text:soft-page-break/>Epoch 51/200</text:p>
      <text:p text:style-name="Standard">3554/3554 [==============================] - 0s 14us/step - loss: 0.2600 - accuracy: 0.9116 - val_loss: 0.3200 - val_accuracy: 0.8658</text:p>
      <text:p text:style-name="Standard">Epoch 52/200</text:p>
      <text:p text:style-name="Standard">3554/3554 [==============================] - 0s 14us/step - loss: 0.2584 - accuracy: 0.9145 - val_loss: 0.3114 - val_accuracy: 0.8785</text:p>
      <text:p text:style-name="Standard">Epoch 53/200</text:p>
      <text:p text:style-name="Standard">3554/3554 [==============================] - 0s 15us/step - loss: 0.2497 - accuracy: 0.9145 - val_loss: 0.3139 - val_accuracy: 0.8557</text:p>
      <text:p text:style-name="Standard">Epoch 54/200</text:p>
      <text:p text:style-name="Standard">3554/3554 [==============================] - 0s 15us/step - loss: 0.2436 - accuracy: 0.9184 - val_loss: 0.2932 - val_accuracy: 0.8785</text:p>
      <text:p text:style-name="Standard">Epoch 55/200</text:p>
      <text:p text:style-name="Standard">3554/3554 [==============================] - 0s 15us/step - loss: 0.2412 - accuracy: 0.9187 - val_loss: 0.2891 - val_accuracy: 0.8785</text:p>
      <text:p text:style-name="Standard">Epoch 56/200</text:p>
      <text:p text:style-name="Standard">3554/3554 [==============================] - 0s 15us/step - loss: 0.2400 - accuracy: 0.9153 - val_loss: 0.2828 - val_accuracy: 0.8937</text:p>
      <text:p text:style-name="Standard">Epoch 57/200</text:p>
      <text:p text:style-name="Standard">3554/3554 [==============================] - 0s 15us/step - loss: 0.2344 - accuracy: 0.9159 - val_loss: 0.2953 - val_accuracy: 0.8734</text:p>
      <text:p text:style-name="Standard">Epoch 58/200</text:p>
      <text:p text:style-name="Standard">3554/3554 [==============================] - 0s 15us/step - loss: 0.2372 - accuracy: 0.9145 - val_loss: 0.3050 - val_accuracy: 0.8734</text:p>
      <text:p text:style-name="Standard">Epoch 59/200</text:p>
      <text:p text:style-name="Standard">3554/3554 [==============================] - 0s 14us/step - loss: 0.2306 - accuracy: 0.9195 - val_loss: 0.2777 - val_accuracy: 0.8861</text:p>
      <text:p text:style-name="Standard">Epoch 60/200</text:p>
      <text:p text:style-name="Standard">3554/3554 [==============================] - 0s 15us/step - loss: 0.2259 - accuracy: 0.9198 - val_loss: 0.2751 - val_accuracy: 0.8810</text:p>
      <text:p text:style-name="Standard">Epoch 61/200</text:p>
      <text:p text:style-name="Standard">3554/3554 [==============================] - 0s 14us/step - loss: 0.2239 - accuracy: 0.9195 - val_loss: 0.2739 - val_accuracy: 0.8886</text:p>
      <text:p text:style-name="Standard">Epoch 62/200</text:p>
      <text:p text:style-name="Standard">3554/3554 [==============================] - 0s 14us/step - loss: 0.2193 - accuracy: 0.9170 - val_loss: 0.2789 - val_accuracy: 0.8861</text:p>
      <text:p text:style-name="Standard">Epoch 63/200</text:p>
      <text:p text:style-name="Standard">3554/3554 [==============================] - 0s 15us/step - loss: 0.2189 - accuracy: 0.9268 - val_loss: 0.2712 - val_accuracy: 0.8987</text:p>
      <text:p text:style-name="Standard">Epoch 64/200</text:p>
      <text:p text:style-name="Standard">3554/3554 [==============================] - 0s 15us/step - loss: 0.2182 - accuracy: 0.9209 - val_loss: 0.2811 - val_accuracy: 0.8810</text:p>
      <text:p text:style-name="Standard">Epoch 65/200</text:p>
      <text:p text:style-name="Standard">3554/3554 [==============================] - 0s 17us/step - loss: 0.2125 - accuracy: 0.9257 - val_loss: 0.2557 - val_accuracy: 0.8987</text:p>
      <text:p text:style-name="Standard">Epoch 66/200</text:p>
      <text:p text:style-name="Standard">3554/3554 [==============================] - 0s 16us/step - loss: 0.2128 - accuracy: 0.9204 - val_loss: 0.2756 - val_accuracy: 0.8810</text:p>
      <text:p text:style-name="Standard">Epoch 67/200</text:p>
      <text:p text:style-name="Standard">3554/3554 [==============================] - 0s 16us/step - loss: 0.2100 - accuracy: 0.9263 - val_loss: 0.2624 - val_accuracy: 0.8886</text:p>
      <text:p text:style-name="Standard">Epoch 68/200</text:p>
      <text:p text:style-name="Standard"><text:soft-page-break/>3554/3554 [==============================] - 0s 16us/step - loss: 0.2021 - accuracy: 0.9288 - val_loss: 0.2467 - val_accuracy: 0.9038</text:p>
      <text:p text:style-name="Standard">Epoch 69/200</text:p>
      <text:p text:style-name="Standard">3554/3554 [==============================] - 0s 15us/step - loss: 0.1993 - accuracy: 0.9297 - val_loss: 0.2634 - val_accuracy: 0.8734</text:p>
      <text:p text:style-name="Standard">Epoch 70/200</text:p>
      <text:p text:style-name="Standard">3554/3554 [==============================] - 0s 15us/step - loss: 0.1974 - accuracy: 0.9330 - val_loss: 0.2548 - val_accuracy: 0.8886</text:p>
      <text:p text:style-name="Standard">Epoch 71/200</text:p>
      <text:p text:style-name="Standard">3554/3554 [==============================] - 0s 14us/step - loss: 0.1951 - accuracy: 0.9294 - val_loss: 0.2462 - val_accuracy: 0.8962</text:p>
      <text:p text:style-name="Standard">Epoch 72/200</text:p>
      <text:p text:style-name="Standard">3554/3554 [==============================] - 0s 13us/step - loss: 0.1992 - accuracy: 0.9294 - val_loss: 0.2658 - val_accuracy: 0.8785</text:p>
      <text:p text:style-name="Standard">Epoch 73/200</text:p>
      <text:p text:style-name="Standard">3554/3554 [==============================] - 0s 15us/step - loss: 0.1951 - accuracy: 0.9333 - val_loss: 0.2472 - val_accuracy: 0.9139</text:p>
      <text:p text:style-name="Standard">Epoch 74/200</text:p>
      <text:p text:style-name="Standard">3554/3554 [==============================] - 0s 14us/step - loss: 0.1862 - accuracy: 0.9358 - val_loss: 0.2440 - val_accuracy: 0.8987</text:p>
      <text:p text:style-name="Standard">Epoch 75/200</text:p>
      <text:p text:style-name="Standard">3554/3554 [==============================] - 0s 16us/step - loss: 0.1863 - accuracy: 0.9322 - val_loss: 0.2350 - val_accuracy: 0.8911</text:p>
      <text:p text:style-name="Standard">Epoch 76/200</text:p>
      <text:p text:style-name="Standard">3554/3554 [==============================] - 0s 16us/step - loss: 0.1865 - accuracy: 0.9333 - val_loss: 0.2373 - val_accuracy: 0.8962</text:p>
      <text:p text:style-name="Standard">Epoch 77/200</text:p>
      <text:p text:style-name="Standard">3554/3554 [==============================] - 0s 15us/step - loss: 0.1792 - accuracy: 0.9373 - val_loss: 0.2334 - val_accuracy: 0.8886</text:p>
      <text:p text:style-name="Standard">Epoch 78/200</text:p>
      <text:p text:style-name="Standard">3554/3554 [==============================] - 0s 15us/step - loss: 0.1809 - accuracy: 0.9344 - val_loss: 0.2371 - val_accuracy: 0.8962</text:p>
      <text:p text:style-name="Standard">Epoch 79/200</text:p>
      <text:p text:style-name="Standard">3554/3554 [==============================] - 0s 15us/step - loss: 0.1763 - accuracy: 0.9401 - val_loss: 0.2435 - val_accuracy: 0.9063</text:p>
      <text:p text:style-name="Standard">Epoch 80/200</text:p>
      <text:p text:style-name="Standard">3554/3554 [==============================] - 0s 14us/step - loss: 0.1788 - accuracy: 0.9367 - val_loss: 0.2343 - val_accuracy: 0.8987</text:p>
      <text:p text:style-name="Standard">Epoch 81/200</text:p>
      <text:p text:style-name="Standard">3554/3554 [==============================] - 0s 14us/step - loss: 0.1744 - accuracy: 0.9347 - val_loss: 0.2352 - val_accuracy: 0.8810</text:p>
      <text:p text:style-name="Standard">Epoch 82/200</text:p>
      <text:p text:style-name="Standard">3554/3554 [==============================] - 0s 14us/step - loss: 0.1726 - accuracy: 0.9344 - val_loss: 0.2385 - val_accuracy: 0.8987</text:p>
      <text:p text:style-name="Standard">Epoch 83/200</text:p>
      <text:p text:style-name="Standard">3554/3554 [==============================] - 0s 14us/step - loss: 0.1693 - accuracy: 0.9401 - val_loss: 0.2206 - val_accuracy: 0.8987</text:p>
      <text:p text:style-name="Standard">Epoch 84/200</text:p>
      <text:p text:style-name="Standard">3554/3554 [==============================] - 0s 17us/step - loss: 0.1706 - accuracy: 0.9361 - val_loss: 0.2297 - val_accuracy: 0.8962</text:p>
      <text:p text:style-name="Standard">Epoch 85/200</text:p>
      <text:p text:style-name="Standard">3554/3554 [==============================] - 0s 15us/step - loss: 0.1783 - accuracy: <text:soft-page-break/>0.9336 - val_loss: 0.2391 - val_accuracy: 0.8861</text:p>
      <text:p text:style-name="Standard">Epoch 86/200</text:p>
      <text:p text:style-name="Standard">3554/3554 [==============================] - 0s 15us/step - loss: 0.1660 - accuracy: 0.9381 - val_loss: 0.2285 - val_accuracy: 0.8962</text:p>
      <text:p text:style-name="Standard">Epoch 87/200</text:p>
      <text:p text:style-name="Standard">3554/3554 [==============================] - 0s 15us/step - loss: 0.1695 - accuracy: 0.9313 - val_loss: 0.2208 - val_accuracy: 0.9139</text:p>
      <text:p text:style-name="Standard">Epoch 88/200</text:p>
      <text:p text:style-name="Standard">3554/3554 [==============================] - 0s 16us/step - loss: 0.1613 - accuracy: 0.9401 - val_loss: 0.2202 - val_accuracy: 0.8911</text:p>
      <text:p text:style-name="Standard">Epoch 89/200</text:p>
      <text:p text:style-name="Standard">3554/3554 [==============================] - 0s 16us/step - loss: 0.1639 - accuracy: 0.9451 - val_loss: 0.2329 - val_accuracy: 0.9013</text:p>
      <text:p text:style-name="Standard">Epoch 90/200</text:p>
      <text:p text:style-name="Standard">3554/3554 [==============================] - 0s 14us/step - loss: 0.1617 - accuracy: 0.9384 - val_loss: 0.2217 - val_accuracy: 0.8937</text:p>
      <text:p text:style-name="Standard">Epoch 91/200</text:p>
      <text:p text:style-name="Standard">3554/3554 [==============================] - 0s 14us/step - loss: 0.1578 - accuracy: 0.9468 - val_loss: 0.2248 - val_accuracy: 0.8911</text:p>
      <text:p text:style-name="Standard">Epoch 92/200</text:p>
      <text:p text:style-name="Standard">3554/3554 [==============================] - 0s 13us/step - loss: 0.1599 - accuracy: 0.9401 - val_loss: 0.2319 - val_accuracy: 0.8937</text:p>
      <text:p text:style-name="Standard">Epoch 93/200</text:p>
      <text:p text:style-name="Standard">3554/3554 [==============================] - 0s 14us/step - loss: 0.1555 - accuracy: 0.9460 - val_loss: 0.2122 - val_accuracy: 0.8987</text:p>
      <text:p text:style-name="Standard">Epoch 94/200</text:p>
      <text:p text:style-name="Standard">3554/3554 [==============================] - 0s 14us/step - loss: 0.1527 - accuracy: 0.9426 - val_loss: 0.2183 - val_accuracy: 0.9063</text:p>
      <text:p text:style-name="Standard">Epoch 95/200</text:p>
      <text:p text:style-name="Standard">3554/3554 [==============================] - 0s 12us/step - loss: 0.1475 - accuracy: 0.9491 - val_loss: 0.2058 - val_accuracy: 0.9165</text:p>
      <text:p text:style-name="Standard">Epoch 96/200</text:p>
      <text:p text:style-name="Standard">3554/3554 [==============================] - 0s 13us/step - loss: 0.1465 - accuracy: 0.9474 - val_loss: 0.2224 - val_accuracy: 0.9089</text:p>
      <text:p text:style-name="Standard">Epoch 97/200</text:p>
      <text:p text:style-name="Standard">3554/3554 [==============================] - 0s 13us/step - loss: 0.1489 - accuracy: 0.9457 - val_loss: 0.2069 - val_accuracy: 0.9114</text:p>
      <text:p text:style-name="Standard">Epoch 98/200</text:p>
      <text:p text:style-name="Standard">3554/3554 [==============================] - 0s 13us/step - loss: 0.1438 - accuracy: 0.9533 - val_loss: 0.2102 - val_accuracy: 0.9063</text:p>
      <text:p text:style-name="Standard">Epoch 99/200</text:p>
      <text:p text:style-name="Standard">3554/3554 [==============================] - 0s 13us/step - loss: 0.1482 - accuracy: 0.9434 - val_loss: 0.2029 - val_accuracy: 0.9165</text:p>
      <text:p text:style-name="Standard">Epoch 100/200</text:p>
      <text:p text:style-name="Standard">3554/3554 [==============================] - 0s 12us/step - loss: 0.1405 - accuracy: 0.9522 - val_loss: 0.2159 - val_accuracy: 0.8987</text:p>
      <text:p text:style-name="Standard">Epoch 101/200</text:p>
      <text:p text:style-name="Standard">3554/3554 [==============================] - 0s 13us/step - loss: 0.1421 - accuracy: 0.9494 - val_loss: 0.2102 - val_accuracy: 0.8911</text:p>
      <text:p text:style-name="Standard">Epoch 102/200</text:p>
      <text:p text:style-name="Standard">3554/3554 [==============================] - 0s 13us/step - loss: 0.1523 - accuracy: 0.9412 - val_loss: 0.2135 - val_accuracy: 0.8937</text:p>
      <text:p text:style-name="Standard"><text:soft-page-break/>Epoch 103/200</text:p>
      <text:p text:style-name="Standard">3554/3554 [==============================] - 0s 13us/step - loss: 0.1429 - accuracy: 0.9499 - val_loss: 0.2278 - val_accuracy: 0.8962</text:p>
      <text:p text:style-name="Standard">Epoch 104/200</text:p>
      <text:p text:style-name="Standard">3554/3554 [==============================] - 0s 13us/step - loss: 0.1402 - accuracy: 0.9482 - val_loss: 0.2359 - val_accuracy: 0.9013</text:p>
      <text:p text:style-name="Standard">Epoch 105/200</text:p>
      <text:p text:style-name="Standard">3554/3554 [==============================] - 0s 12us/step - loss: 0.1425 - accuracy: 0.9474 - val_loss: 0.2095 - val_accuracy: 0.9063</text:p>
      <text:p text:style-name="Standard">Epoch 106/200</text:p>
      <text:p text:style-name="Standard">3554/3554 [==============================] - 0s 13us/step - loss: 0.1354 - accuracy: 0.9479 - val_loss: 0.2012 - val_accuracy: 0.9063</text:p>
      <text:p text:style-name="Standard">Epoch 107/200</text:p>
      <text:p text:style-name="Standard">3554/3554 [==============================] - 0s 13us/step - loss: 0.1338 - accuracy: 0.9494 - val_loss: 0.2068 - val_accuracy: 0.8937</text:p>
      <text:p text:style-name="Standard">Epoch 108/200</text:p>
      <text:p text:style-name="Standard">3554/3554 [==============================] - 0s 13us/step - loss: 0.1349 - accuracy: 0.9496 - val_loss: 0.2017 - val_accuracy: 0.9013</text:p>
      <text:p text:style-name="Standard">Epoch 109/200</text:p>
      <text:p text:style-name="Standard">3554/3554 [==============================] - 0s 13us/step - loss: 0.1301 - accuracy: 0.9575 - val_loss: 0.1964 - val_accuracy: 0.9139</text:p>
      <text:p text:style-name="Standard">Epoch 110/200</text:p>
      <text:p text:style-name="Standard">3554/3554 [==============================] - 0s 13us/step - loss: 0.1244 - accuracy: 0.9620 - val_loss: 0.1944 - val_accuracy: 0.9165</text:p>
      <text:p text:style-name="Standard">Epoch 111/200</text:p>
      <text:p text:style-name="Standard">3554/3554 [==============================] - 0s 13us/step - loss: 0.1271 - accuracy: 0.9567 - val_loss: 0.2080 - val_accuracy: 0.9063</text:p>
      <text:p text:style-name="Standard">Epoch 112/200</text:p>
      <text:p text:style-name="Standard">3554/3554 [==============================] - 0s 13us/step - loss: 0.1254 - accuracy: 0.9541 - val_loss: 0.1925 - val_accuracy: 0.9139</text:p>
      <text:p text:style-name="Standard">Epoch 113/200</text:p>
      <text:p text:style-name="Standard">3554/3554 [==============================] - 0s 13us/step - loss: 0.1232 - accuracy: 0.9592 - val_loss: 0.1974 - val_accuracy: 0.9139</text:p>
      <text:p text:style-name="Standard">Epoch 114/200</text:p>
      <text:p text:style-name="Standard">3554/3554 [==============================] - 0s 13us/step - loss: 0.1190 - accuracy: 0.9606 - val_loss: 0.1972 - val_accuracy: 0.9038</text:p>
      <text:p text:style-name="Standard">Epoch 115/200</text:p>
      <text:p text:style-name="Standard">3554/3554 [==============================] - 0s 12us/step - loss: 0.1246 - accuracy: 0.9553 - val_loss: 0.2017 - val_accuracy: 0.9013</text:p>
      <text:p text:style-name="Standard">Epoch 116/200</text:p>
      <text:p text:style-name="Standard">3554/3554 [==============================] - 0s 13us/step - loss: 0.1204 - accuracy: 0.9589 - val_loss: 0.1919 - val_accuracy: 0.9089</text:p>
      <text:p text:style-name="Standard">Epoch 117/200</text:p>
      <text:p text:style-name="Standard">3554/3554 [==============================] - 0s 12us/step - loss: 0.1182 - accuracy: 0.9620 - val_loss: 0.2012 - val_accuracy: 0.9089</text:p>
      <text:p text:style-name="Standard">Epoch 118/200</text:p>
      <text:p text:style-name="Standard">3554/3554 [==============================] - 0s 13us/step - loss: 0.1211 - accuracy: 0.9603 - val_loss: 0.1984 - val_accuracy: 0.9038</text:p>
      <text:p text:style-name="Standard">Epoch 119/200</text:p>
      <text:p text:style-name="Standard">3554/3554 [==============================] - 0s 13us/step - loss: 0.1210 - accuracy: 0.9600 - val_loss: 0.2042 - val_accuracy: 0.9013</text:p>
      <text:p text:style-name="Standard">Epoch 120/200</text:p>
      <text:p text:style-name="Standard"><text:soft-page-break/>3554/3554 [==============================] - 0s 13us/step - loss: 0.1196 - accuracy: 0.9600 - val_loss: 0.2116 - val_accuracy: 0.8987</text:p>
      <text:p text:style-name="Standard">Epoch 121/200</text:p>
      <text:p text:style-name="Standard">3554/3554 [==============================] - 0s 13us/step - loss: 0.1198 - accuracy: 0.9606 - val_loss: 0.1947 - val_accuracy: 0.9089</text:p>
      <text:p text:style-name="Standard">Epoch 122/200</text:p>
      <text:p text:style-name="Standard">3554/3554 [==============================] - 0s 14us/step - loss: 0.1153 - accuracy: 0.9612 - val_loss: 0.1922 - val_accuracy: 0.9038</text:p>
      <text:p text:style-name="Standard">Epoch 123/200</text:p>
      <text:p text:style-name="Standard">3554/3554 [==============================] - 0s 14us/step - loss: 0.1122 - accuracy: 0.9612 - val_loss: 0.1902 - val_accuracy: 0.8987</text:p>
      <text:p text:style-name="Standard">Epoch 124/200</text:p>
      <text:p text:style-name="Standard">3554/3554 [==============================] - 0s 12us/step - loss: 0.1178 - accuracy: 0.9567 - val_loss: 0.2071 - val_accuracy: 0.9038</text:p>
      <text:p text:style-name="Standard">Epoch 125/200</text:p>
      <text:p text:style-name="Standard">3554/3554 [==============================] - 0s 13us/step - loss: 0.1185 - accuracy: 0.9553 - val_loss: 0.1981 - val_accuracy: 0.9038</text:p>
      <text:p text:style-name="Standard">Epoch 126/200</text:p>
      <text:p text:style-name="Standard">3554/3554 [==============================] - 0s 12us/step - loss: 0.1135 - accuracy: 0.9564 - val_loss: 0.2121 - val_accuracy: 0.9114</text:p>
      <text:p text:style-name="Standard">Epoch 127/200</text:p>
      <text:p text:style-name="Standard">3554/3554 [==============================] - 0s 13us/step - loss: 0.1188 - accuracy: 0.9527 - val_loss: 0.1881 - val_accuracy: 0.9165</text:p>
      <text:p text:style-name="Standard">Epoch 128/200</text:p>
      <text:p text:style-name="Standard">3554/3554 [==============================] - 0s 12us/step - loss: 0.1259 - accuracy: 0.9527 - val_loss: 0.2054 - val_accuracy: 0.9013</text:p>
      <text:p text:style-name="Standard">Epoch 129/200</text:p>
      <text:p text:style-name="Standard">3554/3554 [==============================] - 0s 12us/step - loss: 0.1281 - accuracy: 0.9508 - val_loss: 0.2126 - val_accuracy: 0.8861</text:p>
      <text:p text:style-name="Standard">Epoch 130/200</text:p>
      <text:p text:style-name="Standard">3554/3554 [==============================] - 0s 13us/step - loss: 0.1254 - accuracy: 0.9491 - val_loss: 0.2220 - val_accuracy: 0.8962</text:p>
      <text:p text:style-name="Standard">Epoch 131/200</text:p>
      <text:p text:style-name="Standard">3554/3554 [==============================] - 0s 12us/step - loss: 0.1150 - accuracy: 0.9586 - val_loss: 0.1977 - val_accuracy: 0.9089</text:p>
      <text:p text:style-name="Standard">Epoch 132/200</text:p>
      <text:p text:style-name="Standard">3554/3554 [==============================] - 0s 13us/step - loss: 0.1071 - accuracy: 0.9643 - val_loss: 0.1845 - val_accuracy: 0.9089</text:p>
      <text:p text:style-name="Standard">Epoch 133/200</text:p>
      <text:p text:style-name="Standard">3554/3554 [==============================] - 0s 12us/step - loss: 0.1080 - accuracy: 0.9578 - val_loss: 0.1960 - val_accuracy: 0.8987</text:p>
      <text:p text:style-name="Standard">Epoch 134/200</text:p>
      <text:p text:style-name="Standard">3554/3554 [==============================] - 0s 13us/step - loss: 0.1129 - accuracy: 0.9592 - val_loss: 0.1931 - val_accuracy: 0.9089</text:p>
      <text:p text:style-name="Standard">Epoch 135/200</text:p>
      <text:p text:style-name="Standard">3554/3554 [==============================] - 0s 13us/step - loss: 0.1140 - accuracy: 0.9589 - val_loss: 0.1981 - val_accuracy: 0.9063</text:p>
      <text:p text:style-name="Standard">Epoch 136/200</text:p>
      <text:p text:style-name="Standard">3554/3554 [==============================] - 0s 12us/step - loss: 0.1052 - accuracy: 0.9620 - val_loss: 0.1833 - val_accuracy: 0.9165</text:p>
      <text:p text:style-name="Standard">Epoch 137/200</text:p>
      <text:p text:style-name="Standard">3554/3554 [==============================] - 0s 13us/step - loss: 0.1040 - accuracy: <text:soft-page-break/>0.9609 - val_loss: 0.1834 - val_accuracy: 0.9190</text:p>
      <text:p text:style-name="Standard">Epoch 138/200</text:p>
      <text:p text:style-name="Standard">3554/3554 [==============================] - 0s 13us/step - loss: 0.1165 - accuracy: 0.9536 - val_loss: 0.1984 - val_accuracy: 0.9038</text:p>
      <text:p text:style-name="Standard">Epoch 139/200</text:p>
      <text:p text:style-name="Standard">3554/3554 [==============================] - 0s 13us/step - loss: 0.1047 - accuracy: 0.9617 - val_loss: 0.1888 - val_accuracy: 0.9165</text:p>
      <text:p text:style-name="Standard">Epoch 140/200</text:p>
      <text:p text:style-name="Standard">3554/3554 [==============================] - 0s 12us/step - loss: 0.1038 - accuracy: 0.9665 - val_loss: 0.1853 - val_accuracy: 0.9038</text:p>
      <text:p text:style-name="Standard">Epoch 141/200</text:p>
      <text:p text:style-name="Standard">3554/3554 [==============================] - 0s 13us/step - loss: 0.1118 - accuracy: 0.9555 - val_loss: 0.1955 - val_accuracy: 0.9114</text:p>
      <text:p text:style-name="Standard">Epoch 142/200</text:p>
      <text:p text:style-name="Standard">3554/3554 [==============================] - 0s 14us/step - loss: 0.1038 - accuracy: 0.9615 - val_loss: 0.1897 - val_accuracy: 0.9190</text:p>
      <text:p text:style-name="Standard">Epoch 143/200</text:p>
      <text:p text:style-name="Standard">3554/3554 [==============================] - 0s 14us/step - loss: 0.1131 - accuracy: 0.9553 - val_loss: 0.1981 - val_accuracy: 0.9063</text:p>
      <text:p text:style-name="Standard">Epoch 144/200</text:p>
      <text:p text:style-name="Standard">3554/3554 [==============================] - 0s 13us/step - loss: 0.1093 - accuracy: 0.9547 - val_loss: 0.2111 - val_accuracy: 0.9063</text:p>
      <text:p text:style-name="Standard">Epoch 145/200</text:p>
      <text:p text:style-name="Standard">3554/3554 [==============================] - 0s 14us/step - loss: 0.1086 - accuracy: 0.9584 - val_loss: 0.2024 - val_accuracy: 0.8987</text:p>
      <text:p text:style-name="Standard">Epoch 146/200</text:p>
      <text:p text:style-name="Standard">3554/3554 [==============================] - 0s 13us/step - loss: 0.1119 - accuracy: 0.9553 - val_loss: 0.2322 - val_accuracy: 0.8911</text:p>
      <text:p text:style-name="Standard">Epoch 147/200</text:p>
      <text:p text:style-name="Standard">3554/3554 [==============================] - 0s 13us/step - loss: 0.1075 - accuracy: 0.9592 - val_loss: 0.1849 - val_accuracy: 0.9190</text:p>
      <text:p text:style-name="Standard">Epoch 148/200</text:p>
      <text:p text:style-name="Standard">3554/3554 [==============================] - 0s 14us/step - loss: 0.0992 - accuracy: 0.9612 - val_loss: 0.1879 - val_accuracy: 0.9165</text:p>
      <text:p text:style-name="Standard">Epoch 149/200</text:p>
      <text:p text:style-name="Standard">3554/3554 [==============================] - 0s 13us/step - loss: 0.0977 - accuracy: 0.9679 - val_loss: 0.1788 - val_accuracy: 0.8987</text:p>
      <text:p text:style-name="Standard">Epoch 150/200</text:p>
      <text:p text:style-name="Standard">3554/3554 [==============================] - 0s 13us/step - loss: 0.0981 - accuracy: 0.9665 - val_loss: 0.1797 - val_accuracy: 0.9190</text:p>
      <text:p text:style-name="Standard">Epoch 151/200</text:p>
      <text:p text:style-name="Standard">3554/3554 [==============================] - 0s 13us/step - loss: 0.0962 - accuracy: 0.9699 - val_loss: 0.1908 - val_accuracy: 0.9139</text:p>
      <text:p text:style-name="Standard">Epoch 152/200</text:p>
      <text:p text:style-name="Standard">3554/3554 [==============================] - 0s 13us/step - loss: 0.0979 - accuracy: 0.9648 - val_loss: 0.2024 - val_accuracy: 0.9063</text:p>
      <text:p text:style-name="Standard">Epoch 153/200</text:p>
      <text:p text:style-name="Standard">3554/3554 [==============================] - 0s 12us/step - loss: 0.0975 - accuracy: 0.9668 - val_loss: 0.1774 - val_accuracy: 0.9089</text:p>
      <text:p text:style-name="Standard">Epoch 154/200</text:p>
      <text:p text:style-name="Standard">3554/3554 [==============================] - 0s 12us/step - loss: 0.0979 - accuracy: 0.9609 - val_loss: 0.1888 - val_accuracy: 0.9114</text:p>
      <text:p text:style-name="Standard"><text:soft-page-break/>Epoch 155/200</text:p>
      <text:p text:style-name="Standard">3554/3554 [==============================] - 0s 12us/step - loss: 0.0958 - accuracy: 0.9674 - val_loss: 0.1809 - val_accuracy: 0.9165</text:p>
      <text:p text:style-name="Standard">Epoch 156/200</text:p>
      <text:p text:style-name="Standard">3554/3554 [==============================] - 0s 12us/step - loss: 0.0915 - accuracy: 0.9705 - val_loss: 0.1834 - val_accuracy: 0.9063</text:p>
      <text:p text:style-name="Standard">Epoch 157/200</text:p>
      <text:p text:style-name="Standard">3554/3554 [==============================] - 0s 14us/step - loss: 0.0930 - accuracy: 0.9651 - val_loss: 0.1727 - val_accuracy: 0.9215</text:p>
      <text:p text:style-name="Standard">Epoch 158/200</text:p>
      <text:p text:style-name="Standard">3554/3554 [==============================] - 0s 12us/step - loss: 0.0877 - accuracy: 0.9696 - val_loss: 0.1842 - val_accuracy: 0.9089</text:p>
      <text:p text:style-name="Standard">Epoch 159/200</text:p>
      <text:p text:style-name="Standard">3554/3554 [==============================] - 0s 13us/step - loss: 0.0937 - accuracy: 0.9640 - val_loss: 0.2018 - val_accuracy: 0.9114</text:p>
      <text:p text:style-name="Standard">Epoch 160/200</text:p>
      <text:p text:style-name="Standard">3554/3554 [==============================] - 0s 12us/step - loss: 0.0878 - accuracy: 0.9699 - val_loss: 0.1737 - val_accuracy: 0.9114</text:p>
      <text:p text:style-name="Standard">Epoch 161/200</text:p>
      <text:p text:style-name="Standard">3554/3554 [==============================] - 0s 13us/step - loss: 0.0868 - accuracy: 0.9733 - val_loss: 0.1780 - val_accuracy: 0.9139</text:p>
      <text:p text:style-name="Standard">Epoch 162/200</text:p>
      <text:p text:style-name="Standard">3554/3554 [==============================] - 0s 13us/step - loss: 0.0909 - accuracy: 0.9679 - val_loss: 0.1718 - val_accuracy: 0.9165</text:p>
      <text:p text:style-name="Standard">Epoch 163/200</text:p>
      <text:p text:style-name="Standard">3554/3554 [==============================] - 0s 13us/step - loss: 0.0868 - accuracy: 0.9696 - val_loss: 0.1715 - val_accuracy: 0.9291</text:p>
      <text:p text:style-name="Standard">Epoch 164/200</text:p>
      <text:p text:style-name="Standard">3554/3554 [==============================] - 0s 13us/step - loss: 0.0861 - accuracy: 0.9733 - val_loss: 0.1764 - val_accuracy: 0.9114</text:p>
      <text:p text:style-name="Standard">Epoch 165/200</text:p>
      <text:p text:style-name="Standard">3554/3554 [==============================] - 0s 12us/step - loss: 0.0880 - accuracy: 0.9705 - val_loss: 0.1867 - val_accuracy: 0.9139</text:p>
      <text:p text:style-name="Standard">Epoch 166/200</text:p>
      <text:p text:style-name="Standard">3554/3554 [==============================] - 0s 12us/step - loss: 0.0986 - accuracy: 0.9600 - val_loss: 0.1836 - val_accuracy: 0.9114</text:p>
      <text:p text:style-name="Standard">Epoch 167/200</text:p>
      <text:p text:style-name="Standard">3554/3554 [==============================] - 0s 12us/step - loss: 0.0850 - accuracy: 0.9679 - val_loss: 0.1789 - val_accuracy: 0.9089</text:p>
      <text:p text:style-name="Standard">Epoch 168/200</text:p>
      <text:p text:style-name="Standard">3554/3554 [==============================] - 0s 12us/step - loss: 0.0810 - accuracy: 0.9727 - val_loss: 0.1706 - val_accuracy: 0.9241</text:p>
      <text:p text:style-name="Standard">Epoch 169/200</text:p>
      <text:p text:style-name="Standard">3554/3554 [==============================] - 0s 12us/step - loss: 0.0834 - accuracy: 0.9724 - val_loss: 0.1777 - val_accuracy: 0.9013</text:p>
      <text:p text:style-name="Standard">Epoch 170/200</text:p>
      <text:p text:style-name="Standard">3554/3554 [==============================] - 0s 12us/step - loss: 0.0844 - accuracy: 0.9707 - val_loss: 0.1783 - val_accuracy: 0.9013</text:p>
      <text:p text:style-name="Standard">Epoch 171/200</text:p>
      <text:p text:style-name="Standard">3554/3554 [==============================] - 0s 13us/step - loss: 0.0826 - accuracy: 0.9758 - val_loss: 0.1858 - val_accuracy: 0.9063</text:p>
      <text:p text:style-name="Standard">Epoch 172/200</text:p>
      <text:p text:style-name="Standard"><text:soft-page-break/>3554/3554 [==============================] - 0s 12us/step - loss: 0.0862 - accuracy: 0.9682 - val_loss: 0.1801 - val_accuracy: 0.9139</text:p>
      <text:p text:style-name="Standard">Epoch 173/200</text:p>
      <text:p text:style-name="Standard">3554/3554 [==============================] - 0s 13us/step - loss: 0.0874 - accuracy: 0.9674 - val_loss: 0.1762 - val_accuracy: 0.9114</text:p>
      <text:p text:style-name="Standard">Epoch 174/200</text:p>
      <text:p text:style-name="Standard">3554/3554 [==============================] - 0s 12us/step - loss: 0.0879 - accuracy: 0.9662 - val_loss: 0.1959 - val_accuracy: 0.9190</text:p>
      <text:p text:style-name="Standard">Epoch 175/200</text:p>
      <text:p text:style-name="Standard">3554/3554 [==============================] - 0s 13us/step - loss: 0.0909 - accuracy: 0.9637 - val_loss: 0.1775 - val_accuracy: 0.9114</text:p>
      <text:p text:style-name="Standard">Epoch 176/200</text:p>
      <text:p text:style-name="Standard">3554/3554 [==============================] - 0s 13us/step - loss: 0.0875 - accuracy: 0.9651 - val_loss: 0.1876 - val_accuracy: 0.9165</text:p>
      <text:p text:style-name="Standard">Epoch 177/200</text:p>
      <text:p text:style-name="Standard">3554/3554 [==============================] - 0s 12us/step - loss: 0.0796 - accuracy: 0.9744 - val_loss: 0.1798 - val_accuracy: 0.9089</text:p>
      <text:p text:style-name="Standard">Epoch 178/200</text:p>
      <text:p text:style-name="Standard">3554/3554 [==============================] - 0s 13us/step - loss: 0.0803 - accuracy: 0.9738 - val_loss: 0.1738 - val_accuracy: 0.9241</text:p>
      <text:p text:style-name="Standard">Epoch 179/200</text:p>
      <text:p text:style-name="Standard">3554/3554 [==============================] - 0s 12us/step - loss: 0.0780 - accuracy: 0.9764 - val_loss: 0.1848 - val_accuracy: 0.9215</text:p>
      <text:p text:style-name="Standard">Epoch 180/200</text:p>
      <text:p text:style-name="Standard">3554/3554 [==============================] - 0s 13us/step - loss: 0.0794 - accuracy: 0.9744 - val_loss: 0.1673 - val_accuracy: 0.9215</text:p>
      <text:p text:style-name="Standard">Epoch 181/200</text:p>
      <text:p text:style-name="Standard">3554/3554 [==============================] - 0s 13us/step - loss: 0.0751 - accuracy: 0.9764 - val_loss: 0.1753 - val_accuracy: 0.9063</text:p>
      <text:p text:style-name="Standard">Epoch 182/200</text:p>
      <text:p text:style-name="Standard">3554/3554 [==============================] - 0s 12us/step - loss: 0.0761 - accuracy: 0.9752 - val_loss: 0.1805 - val_accuracy: 0.9063</text:p>
      <text:p text:style-name="Standard">Epoch 183/200</text:p>
      <text:p text:style-name="Standard">3554/3554 [==============================] - 0s 13us/step - loss: 0.0779 - accuracy: 0.9747 - val_loss: 0.1795 - val_accuracy: 0.9165</text:p>
      <text:p text:style-name="Standard">Epoch 184/200</text:p>
      <text:p text:style-name="Standard">3554/3554 [==============================] - 0s 12us/step - loss: 0.0794 - accuracy: 0.9702 - val_loss: 0.1707 - val_accuracy: 0.9114</text:p>
      <text:p text:style-name="Standard">Epoch 185/200</text:p>
      <text:p text:style-name="Standard">3554/3554 [==============================] - 0s 13us/step - loss: 0.0757 - accuracy: 0.9750 - val_loss: 0.1905 - val_accuracy: 0.9089</text:p>
      <text:p text:style-name="Standard">Epoch 186/200</text:p>
      <text:p text:style-name="Standard">3554/3554 [==============================] - 0s 12us/step - loss: 0.0822 - accuracy: 0.9721 - val_loss: 0.1790 - val_accuracy: 0.9114</text:p>
      <text:p text:style-name="Standard">Epoch 187/200</text:p>
      <text:p text:style-name="Standard">3554/3554 [==============================] - 0s 13us/step - loss: 0.0782 - accuracy: 0.9707 - val_loss: 0.1695 - val_accuracy: 0.9190</text:p>
      <text:p text:style-name="Standard">Epoch 188/200</text:p>
      <text:p text:style-name="Standard">3554/3554 [==============================] - 0s 12us/step - loss: 0.0748 - accuracy: 0.9769 - val_loss: 0.1941 - val_accuracy: 0.9165</text:p>
      <text:p text:style-name="Standard">Epoch 189/200</text:p>
      <text:p text:style-name="Standard">3554/3554 [==============================] - 0s 12us/step - loss: 0.0780 - accuracy: <text:soft-page-break/>0.9693 - val_loss: 0.1763 - val_accuracy: 0.9089</text:p>
      <text:p text:style-name="Standard">Epoch 190/200</text:p>
      <text:p text:style-name="Standard">3554/3554 [==============================] - 0s 13us/step - loss: 0.0743 - accuracy: 0.9750 - val_loss: 0.1797 - val_accuracy: 0.9089</text:p>
      <text:p text:style-name="Standard">Epoch 191/200</text:p>
      <text:p text:style-name="Standard">3554/3554 [==============================] - 0s 12us/step - loss: 0.0783 - accuracy: 0.9736 - val_loss: 0.1698 - val_accuracy: 0.9190</text:p>
      <text:p text:style-name="Standard">Epoch 192/200</text:p>
      <text:p text:style-name="Standard">3554/3554 [==============================] - 0s 13us/step - loss: 0.0777 - accuracy: 0.9719 - val_loss: 0.1826 - val_accuracy: 0.9190</text:p>
      <text:p text:style-name="Standard">Epoch 193/200</text:p>
      <text:p text:style-name="Standard">3554/3554 [==============================] - 0s 12us/step - loss: 0.0852 - accuracy: 0.9651 - val_loss: 0.1895 - val_accuracy: 0.9139</text:p>
      <text:p text:style-name="Standard">Epoch 194/200</text:p>
      <text:p text:style-name="Standard">3554/3554 [==============================] - 0s 12us/step - loss: 0.0812 - accuracy: 0.9702 - val_loss: 0.1750 - val_accuracy: 0.9241</text:p>
      <text:p text:style-name="Standard">Epoch 195/200</text:p>
      <text:p text:style-name="Standard">3554/3554 [==============================] - 0s 12us/step - loss: 0.0706 - accuracy: 0.9778 - val_loss: 0.1668 - val_accuracy: 0.9241</text:p>
      <text:p text:style-name="Standard">Epoch 196/200</text:p>
      <text:p text:style-name="Standard">3554/3554 [==============================] - 0s 12us/step - loss: 0.0717 - accuracy: 0.9786 - val_loss: 0.1701 - val_accuracy: 0.9114</text:p>
      <text:p text:style-name="Standard">Epoch 197/200</text:p>
      <text:p text:style-name="Standard">3554/3554 [==============================] - 0s 13us/step - loss: 0.0689 - accuracy: 0.9764 - val_loss: 0.1708 - val_accuracy: 0.9114</text:p>
      <text:p text:style-name="Standard">Epoch 198/200</text:p>
      <text:p text:style-name="Standard">3554/3554 [==============================] - 0s 12us/step - loss: 0.0689 - accuracy: 0.9769 - val_loss: 0.1648 - val_accuracy: 0.9266</text:p>
      <text:p text:style-name="Standard">Epoch 199/200</text:p>
      <text:p text:style-name="Standard">3554/3554 [==============================] - 0s 13us/step - loss: 0.0751 - accuracy: 0.9721 - val_loss: 0.1710 - val_accuracy: 0.9190</text:p>
      <text:p text:style-name="Standard">Epoch 200/200</text:p>
      <text:p text:style-name="Standard">3554/3554 [==============================] - 0s 13us/step - loss: 0.0696 - accuracy: 0.9766 - val_loss: 0.1787 - val_accuracy: 0.9165</text:p>
      <text:p text:style-name="Standard">618/618 [==============================] - 0s 21us/ste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5S</meta:editing-duration>
    <meta:editing-cycles>3</meta:editing-cycles>
    <meta:generator>OpenOffice/4.1.3$Win32 OpenOffice.org_project/413m1$Build-9783</meta:generator>
    <dc:date>2020-01-13T18:38:43.74</dc:date>
    <meta:document-statistic meta:table-count="0" meta:image-count="0" meta:object-count="0" meta:page-count="12" meta:paragraph-count="407" meta:word-count="3841" meta:character-count="29384"/>
    <meta:user-defined meta:name="Info 1"/>
    <meta:user-defined meta:name="Info 2"/>
    <meta:user-defined meta:name="Info 3"/>
    <meta:user-defined meta:name="Info 4"/>
  </office:meta>
</office:document-meta>
</file>